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1000003CCDE1315AC1E874A7F.png" manifest:media-type="image/png"/>
  <manifest:file-entry manifest:full-path="Pictures/10000201000003DC000003CF4CFE1591ED42DD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81cm" svg:stroke-color="#800080" draw:marker-start-width="0.321cm" draw:marker-end-width="0.321cm" svg:stroke-opacity="100%" draw:fill-color="#ffffff" draw:opacity="0%" draw:textarea-horizontal-align="justify" draw:textarea-vertical-align="middle" draw:auto-grow-height="false" fo:min-height="0.838cm" fo:min-width="0.588cm" fo:padding-top="0.165cm" fo:padding-bottom="0.165cm" fo:padding-left="0.29cm" fo:padding-right="0.29cm"/>
    </style:style>
    <style:style style:name="gr5" style:family="graphic" style:parent-style-name="standard">
      <style:graphic-properties svg:stroke-width="0.106cm" svg:stroke-color="#800080" draw:marker-start-width="0.358cm" draw:marker-end-width="0.358cm" svg:stroke-opacity="100%" draw:fill-color="#ffffff" draw:opacity="0%" draw:textarea-horizontal-align="justify" draw:textarea-vertical-align="middle" draw:auto-grow-height="false" fo:min-height="3.151cm" fo:min-width="2.901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28cm" svg:stroke-color="#800080" draw:marker-start-width="0.242cm" draw:marker-end="Rounded_20_short_20_Arrow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18cm" draw:marker-start-width="0.227cm" draw:marker-end-width="0.227cm" svg:stroke-opacity="0%" draw:fill="solid" draw:fill-color="#ffffff" draw:textarea-horizontal-align="justify" draw:textarea-vertical-align="middle" draw:auto-grow-height="false" fo:min-height="0.748cm" fo:min-width="0.498cm" fo:padding-top="0.134cm" fo:padding-bottom="0.134cm" fo:padding-left="0.259cm" fo:padding-right="0.259cm" draw:shadow="hidden"/>
    </style:style>
    <style:style style:name="gr8" style:family="graphic" style:parent-style-name="standard">
      <style:graphic-properties svg:stroke-color="#ffffff" svg:stroke-opacity="0%" draw:fill-color="#ffffff" draw:opacity="100%" draw:textarea-horizontal-align="justify" draw:textarea-vertical-align="middle" draw:auto-grow-height="false" fo:min-height="10.67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71cm" svg:height="9.271cm" svg:x="11.312cm" svg:y="1cm">
          <draw:image xlink:href="Pictures/10000201000003DC000003CF4CFE1591ED42DDA8.png" xlink:type="simple" xlink:show="embed" xlink:actuate="onLoad" loext:mime-type="image/png">
            <text:p/>
          </draw:image>
        </draw:frame>
        <draw:frame draw:style-name="gr1" draw:text-style-name="P1" draw:layer="layout" svg:width="9.271cm" svg:height="9.271cm" svg:x="1cm" svg:y="1cm">
          <draw:image xlink:href="Pictures/10000201000003E1000003CCDE1315AC1E874A7F.png" xlink:type="simple" xlink:show="embed" xlink:actuate="onLoad" loext:mime-type="image/png">
            <text:p/>
          </draw:image>
        </draw:frame>
        <draw:line draw:style-name="gr2" draw:text-style-name="P2" draw:layer="layout" svg:x1="2.168cm" svg:y1="10.259cm" svg:x2="2.168cm" svg:y2="0.988cm">
          <text:p/>
        </draw:line>
        <draw:line draw:style-name="gr2" draw:text-style-name="P2" draw:layer="layout" svg:x1="3.337cm" svg:y1="10.26cm" svg:x2="3.337cm" svg:y2="0.989cm">
          <text:p/>
        </draw:line>
        <draw:line draw:style-name="gr2" draw:text-style-name="P2" draw:layer="layout" svg:x1="4.48cm" svg:y1="10.261cm" svg:x2="4.48cm" svg:y2="0.99cm">
          <text:p/>
        </draw:line>
        <draw:line draw:style-name="gr2" draw:text-style-name="P2" draw:layer="layout" svg:x1="5.648cm" svg:y1="10.262cm" svg:x2="5.648cm" svg:y2="0.991cm">
          <text:p/>
        </draw:line>
        <draw:line draw:style-name="gr2" draw:text-style-name="P2" draw:layer="layout" svg:x1="6.791cm" svg:y1="10.263cm" svg:x2="6.791cm" svg:y2="0.992cm">
          <text:p/>
        </draw:line>
        <draw:line draw:style-name="gr2" draw:text-style-name="P2" draw:layer="layout" svg:x1="7.96cm" svg:y1="10.264cm" svg:x2="7.96cm" svg:y2="0.993cm">
          <text:p/>
        </draw:line>
        <draw:line draw:style-name="gr3" draw:text-style-name="P2" draw:layer="layout" svg:x1="1cm" svg:y1="2.168cm" svg:x2="10.271cm" svg:y2="2.168cm">
          <text:p/>
        </draw:line>
        <draw:line draw:style-name="gr3" draw:text-style-name="P2" draw:layer="layout" svg:x1="1cm" svg:y1="3.311cm" svg:x2="10.271cm" svg:y2="3.311cm">
          <text:p/>
        </draw:line>
        <draw:line draw:style-name="gr3" draw:text-style-name="P2" draw:layer="layout" svg:x1="1.001cm" svg:y1="4.48cm" svg:x2="10.272cm" svg:y2="4.48cm">
          <text:p/>
        </draw:line>
        <draw:line draw:style-name="gr3" draw:text-style-name="P2" draw:layer="layout" svg:x1="1.002cm" svg:y1="5.648cm" svg:x2="10.273cm" svg:y2="5.648cm">
          <text:p/>
        </draw:line>
        <draw:line draw:style-name="gr3" draw:text-style-name="P2" draw:layer="layout" svg:x1="1.003cm" svg:y1="6.791cm" svg:x2="10.274cm" svg:y2="6.791cm">
          <text:p/>
        </draw:line>
        <draw:line draw:style-name="gr3" draw:text-style-name="P2" draw:layer="layout" svg:x1="1.004cm" svg:y1="7.96cm" svg:x2="10.275cm" svg:y2="7.96cm">
          <text:p/>
        </draw:line>
        <draw:custom-shape draw:style-name="gr4" draw:text-style-name="P3" draw:layer="measurelines" svg:width="1.168cm" svg:height="1.168cm" svg:x="2.168cm" svg:y="2.1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3.505cm" svg:height="3.505cm" svg:x="11.31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measurelines" svg:x1="3.367cm" svg:y1="2.664cm" svg:x2="11.16cm" svg:y2="2.664cm">
          <text:p/>
        </draw:line>
        <draw:custom-shape draw:style-name="gr7" draw:text-style-name="P4" draw:layer="layout" svg:width="1.016cm" svg:height="1.016cm" svg:x="10.144cm" svg:y="0.6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81cm" svg:height="10.922cm" svg:x="20.431cm" svg:y="0.8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81cm" svg:height="10.922cm" svg:x="0.873cm" svg:y="9.3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03cm" svg:y1="10.265cm" svg:x2="9.103cm" svg:y2="0.994cm">
          <text:p/>
        </draw:line>
        <draw:line draw:style-name="gr3" draw:text-style-name="P2" draw:layer="layout" svg:x1="1.005cm" svg:y1="9.103cm" svg:x2="10.276cm" svg:y2="9.10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5-17T14:41:47.732000000</dc:date>
    <meta:editing-duration>PT11M34S</meta:editing-duration>
    <meta:editing-cycles>5</meta:editing-cycles>
    <meta:generator>LibreOffice/6.3.0.4$Windows_X86_64 LibreOffice_project/057fc023c990d676a43019934386b85b21a9ee99</meta:generator>
    <meta:document-statistic meta:object-count="22"/>
  </office:meta>
</office:document-meta>
</file>